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3472in"/>
    </style:style>
    <style:style style:name="Table4.26" style:family="table-row">
      <style:table-row-properties style:min-row-height="0.409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1eaf0" officeooo:paragraph-rsid="0011eaf0" style:font-style-asian="italic" style:font-style-complex="italic"/>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ize="11pt"/>
    </style:style>
    <style:style style:name="P13" style:family="paragraph" style:parent-style-name="Table_20_Contents">
      <style:text-properties fo:font-size="11pt" officeooo:rsid="001009bd" officeooo:paragraph-rsid="001009bd"/>
    </style:style>
    <style:style style:name="P14" style:family="paragraph" style:parent-style-name="Table_20_Contents">
      <style:text-properties fo:font-size="11pt" officeooo:rsid="0011eaf0" officeooo:paragraph-rsid="0011eaf0"/>
    </style:style>
    <style:style style:name="P15" style:family="paragraph" style:parent-style-name="Table_20_Contents">
      <style:text-properties fo:font-size="11pt" fo:text-shadow="1pt 1pt" officeooo:rsid="0011eaf0" officeooo:paragraph-rsid="0011eaf0"/>
    </style:style>
    <style:style style:name="P16" style:family="paragraph" style:parent-style-name="Table_20_Contents">
      <style:text-properties fo:font-size="11pt" officeooo:rsid="0011eaf0" officeooo:paragraph-rsid="0011eaf0" fo:background-color="transparent"/>
    </style:style>
    <style:style style:name="P17" style:family="paragraph" style:parent-style-name="Table_20_Contents">
      <style:text-properties fo:font-size="11pt" fo:font-weight="bold" officeooo:rsid="0011eaf0" officeooo:paragraph-rsid="0011eaf0" fo:background-color="transparent" style:font-weight-asian="bold" style:font-weight-complex="bold"/>
    </style:style>
    <style:style style:name="P18" style:family="paragraph" style:parent-style-name="Table_20_Contents">
      <style:text-properties fo:font-size="11pt" fo:font-weight="bold" officeooo:rsid="0011eaf0" officeooo:paragraph-rsid="0011eaf0" style:font-weight-asian="bold" style:font-weight-complex="bold"/>
    </style:style>
    <style:style style:name="P19" style:family="paragraph" style:parent-style-name="Table_20_Contents">
      <style:text-properties fo:font-size="11pt" fo:font-weight="bold" officeooo:rsid="0013a74e" officeooo:paragraph-rsid="0013a74e" style:font-weight-asian="bold" style:font-weight-complex="bold"/>
    </style:style>
    <style:style style:name="P20" style:family="paragraph" style:parent-style-name="Table_20_Contents">
      <style:text-properties fo:font-size="11pt" officeooo:rsid="00167203" officeooo:paragraph-rsid="00167203"/>
    </style:style>
    <style:style style:name="P21" style:family="paragraph" style:parent-style-name="Table_20_Contents">
      <style:text-properties fo:font-size="11pt" officeooo:rsid="0017bd80" officeooo:paragraph-rsid="0017bd80"/>
    </style:style>
    <style:style style:name="P22" style:family="paragraph" style:parent-style-name="Table_20_Contents">
      <style:text-properties fo:font-size="11pt" officeooo:rsid="0019ea15" officeooo:paragraph-rsid="0019ea15"/>
    </style:style>
    <style:style style:name="P23" style:family="paragraph" style:parent-style-name="Table_20_Contents">
      <style:text-properties fo:font-size="11pt" officeooo:rsid="001a6dcd" officeooo:paragraph-rsid="001a6dcd"/>
    </style:style>
    <style:style style:name="P24" style:family="paragraph" style:parent-style-name="Text_20_body">
      <style:text-properties officeooo:rsid="0011eaf0" officeooo:paragraph-rsid="0011eaf0"/>
    </style:style>
    <style:style style:name="P25" style:family="paragraph" style:parent-style-name="Heading_20_1">
      <style:text-properties officeooo:rsid="000d9153" officeooo:paragraph-rsid="000d9153"/>
    </style:style>
    <style:style style:name="P26" style:family="paragraph" style:parent-style-name="Heading_20_1">
      <style:paragraph-properties fo:break-before="page"/>
      <style:text-properties officeooo:rsid="001009bd" officeooo:paragraph-rsid="001009bd"/>
    </style:style>
    <style:style style:name="P27" style:family="paragraph" style:parent-style-name="Heading_20_1">
      <style:text-properties officeooo:rsid="001009bd" officeooo:paragraph-rsid="001009bd"/>
    </style:style>
    <style:style style:name="P28" style:family="paragraph" style:parent-style-name="Table_20_Contents">
      <style:text-properties fo:font-size="11pt" fo:font-weight="bold" officeooo:rsid="0011eaf0" officeooo:paragraph-rsid="0017bd80" fo:background-color="transparent" style:font-weight-asian="bold" style:font-weight-complex="bold"/>
    </style:style>
    <style:style style:name="P29" style:family="paragraph" style:parent-style-name="Table_20_Contents">
      <style:text-properties fo:font-size="11pt" fo:font-weight="bold" officeooo:rsid="001a6dcd" officeooo:paragraph-rsid="001a6dcd" fo:background-color="transparent" style:font-weight-asian="bold" style:font-weight-complex="bold"/>
    </style:style>
    <style:style style:name="P30" style:family="paragraph" style:parent-style-name="Table_20_Contents">
      <style:text-properties fo:font-size="11pt" fo:font-weight="bold" officeooo:rsid="001cc772" officeooo:paragraph-rsid="001cc772" fo:background-color="transparent" style:font-weight-asian="bold" style:font-weight-complex="bold"/>
    </style:style>
    <style:style style:name="P31" style:family="paragraph" style:parent-style-name="Table_20_Contents">
      <style:text-properties fo:font-size="11pt" fo:font-weight="bold" officeooo:rsid="0011eaf0" officeooo:paragraph-rsid="0011eaf0" style:font-weight-asian="bold" style:font-weight-complex="bold"/>
    </style:style>
    <style:style style:name="P32" style:family="paragraph" style:parent-style-name="Table_20_Contents">
      <style:text-properties fo:font-size="11pt" officeooo:rsid="0011eaf0" officeooo:paragraph-rsid="0011eaf0"/>
    </style:style>
    <style:style style:name="P33" style:family="paragraph" style:parent-style-name="Table_20_Contents">
      <style:text-properties fo:font-size="11pt" officeooo:rsid="0011eaf0" officeooo:paragraph-rsid="002a4c4e"/>
    </style:style>
    <style:style style:name="P34" style:family="paragraph" style:parent-style-name="Table_20_Contents">
      <style:text-properties fo:font-size="11pt"/>
    </style:style>
    <style:style style:name="P35" style:family="paragraph" style:parent-style-name="Table_20_Contents">
      <style:text-properties fo:font-size="11pt" officeooo:rsid="0029d1db" officeooo:paragraph-rsid="0029d1db"/>
    </style:style>
    <style:style style:name="P36" style:family="paragraph" style:parent-style-name="Text_20_body" style:list-style-name="L1">
      <style:text-properties officeooo:paragraph-rsid="001009bd"/>
    </style:style>
    <style:style style:name="P37" style:family="paragraph" style:parent-style-name="Text_20_body">
      <style:text-properties officeooo:rsid="0022e9e0" officeooo:paragraph-rsid="0022e9e0"/>
    </style:style>
    <style:style style:name="P38" style:family="paragraph" style:parent-style-name="Text_20_body">
      <style:paragraph-properties fo:break-before="page"/>
      <style:text-properties officeooo:rsid="0025acf7" officeooo:paragraph-rsid="0025acf7"/>
    </style:style>
    <style:style style:name="P39" style:family="paragraph" style:parent-style-name="Text_20_body" style:list-style-name="L2">
      <style:text-properties officeooo:rsid="0025acf7" officeooo:paragraph-rsid="0025acf7"/>
    </style:style>
    <style:style style:name="P40" style:family="paragraph" style:parent-style-name="Text_20_body" style:list-style-name="L2">
      <style:text-properties officeooo:rsid="0025ff3f" officeooo:paragraph-rsid="0025ff3f"/>
    </style:style>
    <style:style style:name="P41" style:family="paragraph" style:parent-style-name="Text_20_body" style:list-style-name="L2">
      <style:text-properties officeooo:rsid="0027719d" officeooo:paragraph-rsid="0027719d"/>
    </style:style>
    <style:style style:name="P42" style:family="paragraph" style:parent-style-name="Text_20_body" style:list-style-name="L2">
      <style:text-properties officeooo:rsid="00287170" officeooo:paragraph-rsid="00287170"/>
    </style:style>
    <style:style style:name="P43" style:family="paragraph">
      <style:paragraph-properties fo:margin-left="0in" fo:margin-right="0in" fo:margin-top="0in" fo:margin-bottom="0in" fo:line-height="100%" fo:text-align="center" fo:text-indent="0in"/>
    </style:style>
    <style:style style:name="P4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2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x</text:p>
          </table:table-cell>
          <table:table-cell table:style-name="Table1.B1" office:value-type="string">
            <text:p text:style-name="P11"><text:bookmark text:name="docs-internal-guid-e76c5963-7fff-7be1-376b-226e315e5839"/>Education &amp; Training</text:p>
          </table:table-cell>
          <table:table-cell table:style-name="Table1.A1" office:value-type="string">
            <text:p text:style-name="P9"/>
          </table:table-cell>
          <table:table-cell table:style-name="Table1.D1" office:value-type="string">
            <text:p text:style-name="P9"><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9"><text:bookmark text:name="docs-internal-guid-fc861681-7fff-e3bf-c9d3-0e5a0d68a3a9"/>Social &amp; Networking</text:p>
          </table:table-cell>
          <table:table-cell table:style-name="Table1.A2" office:value-type="string">
            <text:p text:style-name="P9"/>
          </table:table-cell>
          <table:table-cell table:style-name="Table1.D2" office:value-type="string">
            <text:p text:style-name="P9"><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9"><text:bookmark text:name="docs-internal-guid-eaec93e2-7fff-27f7-9723-7ab88a8eda79"/>Productivity &amp; Collaboration</text:p>
          </table:table-cell>
          <table:table-cell table:style-name="Table1.A2" office:value-type="string">
            <text:p text:style-name="P10">x</text:p>
          </table:table-cell>
          <table:table-cell table:style-name="Table1.D2" office:value-type="string">
            <text:p text:style-name="P11"><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9"><text:bookmark text:name="docs-internal-guid-58efc4a1-7fff-6ef0-2c21-80012751ba36"/>Art &amp; Creativity</text:p>
          </table:table-cell>
          <table:table-cell table:style-name="Table1.A2" office:value-type="string">
            <text:p text:style-name="P9"/>
          </table:table-cell>
          <table:table-cell table:style-name="Table1.D2" office:value-type="string">
            <text:p text:style-name="P9"><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8">This app will be available on:</text:p>
          </table:table-cell>
          <table:table-cell table:style-name="Table2.B1" office:value-type="string">
            <text:p text:style-name="P7">[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49" svg:width="6.9469in" svg:height="1.1748in" svg:x="-0.0047in" svg:y="0.4957in"><draw:text-box><text:p><text:span text:style-name="T21">You are a blob, dead set on consuming everything in your path. <text:s/>Well, almost everything. <text:s/>There are 2 </text:span><text:span text:style-name="T21">categories of consumables, stationary, and mobile. Each is subdivided into safe, and toxic; and further </text:span><text:span text:style-name="T21">categorized as needed.</text:span></text:p><text:p><text:span text:style-name="T21"/></text:p><text:p><text:span text:style-name="T21">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49" svg:width="6.9469in" svg:height="1.1748in" svg:x="0.0366in" svg:y="0.048in"><draw:text-box><text:p><text:span text:style-name="T21">The target audience is casual gamers looking for simple, short duration games. <text:s/>It is also of interest to students of </text:span><text:span text:style-name="T21">Unity.</text:span></text:p></draw:text-box></draw:frame></text:p>
      <text:h text:style-name="P26" text:outline-level="1">Concept sketch &amp; inspiration:</text:h>
      <text:p text:style-name="P3"><draw:frame text:anchor-type="paragraph" draw:z-index="2" draw:name="Text Frame 3" draw:style-name="gr9" draw:text-style-name="P49" svg:width="6.7323in" svg:height="3.8634in" svg:x="0.1083in" svg:y="0.2673in"><draw:text-box><text:p><text:span text:style-name="T21">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44" svg:width="1.0276in" svg:height="0.9996in" svg:x="1.952in" svg:y="0.2039in" svg:viewBox="0 0 2611 2540" svg:d="M1142 847c-1468 0-1101 1270-1101 1270l734 423 1469-847 367-846-367-424v-423z"><text:p text:style-name="P43"><text:span text:style-name="T20">player</text:span></text:p></draw:path><draw:custom-shape draw:style-name="gr3" draw:text-style-name="P46" svg:width="0.5004in" svg:height="0.2504in" svg:x="3.4799in" svg:y="0.7043in"><text:p text:style-name="P45"><text:span text:style-name="T20">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7" svg:width="0.3933in" svg:height="0.3933in" svg:x="2.9799in" svg:y="0.9543in"><text:p text:style-name="P45"><text:span text:style-name="T20">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48" svg:x1="2.9799in" svg:y1="0.2039in" svg:x2="3.9799in" svg:y2="0.4539in"><text:p/></draw:line><draw:line draw:style-name="gr6" draw:text-style-name="P48" svg:x1="2.9799in" svg:y1="0.75in" svg:x2="3.5701in" svg:y2="0.75in"><text:p/></draw:line><draw:line draw:style-name="gr7" draw:text-style-name="P48" svg:x1="1.9799in" svg:y1="1.4539in" svg:x2="2.9799in" svg:y2="1.2039in"><text:p/></draw:line></draw:g></text:p>
      <text:p text:style-name="P3"/>
      <text:p text:style-name="P3"/>
      <text:p text:style-name="P3"/>
      <text:p text:style-name="P3"/>
      <text:p text:style-name="P3"/>
      <text:p text:style-name="P3"/>
      <text:p text:style-name="P3"/>
      <text:p text:style-name="P3"/>
      <text:h text:style-name="P27" text:outline-level="1">Features:</text:h>
      <table:table table:name="Table3" table:style-name="Table3">
        <table:table-column table:style-name="Table3.A"/>
        <table:table-column table:style-name="Table3.B"/>
        <table:table-row>
          <table:table-cell table:style-name="Table3.A1" office:value-type="string">
            <text:p text:style-name="P13">When the user:</text:p>
          </table:table-cell>
          <table:table-cell table:style-name="Table3.B1" office:value-type="string">
            <text:p text:style-name="P13">The result is:</text:p>
          </table:table-cell>
        </table:table-row>
        <table:table-row>
          <table:table-cell table:style-name="Table3.A2" office:value-type="string">
            <text:p text:style-name="P14">Presses the Horizontal Axis keys</text:p>
          </table:table-cell>
          <table:table-cell table:style-name="Table3.B2" office:value-type="string">
            <text:p text:style-name="P14">Strafes the blob relative to the blob’s axes</text:p>
          </table:table-cell>
        </table:table-row>
        <table:table-row>
          <table:table-cell table:style-name="Table3.A2" office:value-type="string">
            <text:p text:style-name="P14">Presses the Vertical Axis keys</text:p>
          </table:table-cell>
          <table:table-cell table:style-name="Table3.B2" office:value-type="string">
            <text:p text:style-name="P14">Moves the player forward/back</text:p>
          </table:table-cell>
        </table:table-row>
        <table:table-row>
          <table:table-cell table:style-name="Table3.A2" office:value-type="string">
            <text:p text:style-name="P14">Presses the space bar</text:p>
          </table:table-cell>
          <table:table-cell table:style-name="Table3.B2" office:value-type="string">
            <text:p text:style-name="P14">Momentary speed boost</text:p>
          </table:table-cell>
        </table:table-row>
        <table:table-row>
          <table:table-cell table:style-name="Table3.A2" office:value-type="string">
            <text:p text:style-name="P20">Moves the mouse</text:p>
          </table:table-cell>
          <table:table-cell table:style-name="Table3.B2" office:value-type="string">
            <text:p text:style-name="P20">Alters the view of the world</text:p>
          </table:table-cell>
        </table:table-row>
        <table:table-row>
          <table:table-cell table:style-name="Table3.A6" office:value-type="string">
            <text:p text:style-name="P15">Presses the mouse</text:p>
          </table:table-cell>
          <table:table-cell table:style-name="Table3.B6" office:value-type="string">
            <text:p text:style-name="P14">Fires a projectile</text:p>
          </table:table-cell>
        </table:table-row>
      </table:table>
      <text:p text:style-name="P5"/>
      <text:h text:style-name="P26" text:outline-level="1">Accessibility:</text:h>
      <text:p text:style-name="P5"><draw:frame text:anchor-type="paragraph" draw:z-index="3" draw:name="Text Frame 4" draw:style-name="gr8" draw:text-style-name="P49" svg:width="5.7331in" svg:height="1.4831in" svg:x="0.3283in" svg:y="0.3457in"><draw:text-box><text:p><text:span text:style-name="T21">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2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3">Iteration</text:p>
          </table:table-cell>
          <table:table-cell table:style-name="Table4.A1" office:value-type="string">
            <text:p text:style-name="P13">Milestone</text:p>
          </table:table-cell>
          <table:table-cell table:style-name="Table4.C1" office:value-type="string">
            <text:p text:style-name="P13">Date</text:p>
          </table:table-cell>
        </table:table-row>
        <table:table-row>
          <table:table-cell table:style-name="Table4.A2" office:value-type="string">
            <text:p text:style-name="P17">0</text:p>
          </table:table-cell>
          <table:table-cell table:style-name="Table4.B2" office:value-type="string">
            <text:p text:style-name="P16">Create project and git repo</text:p>
          </table:table-cell>
          <table:table-cell table:style-name="Table4.C2" office:value-type="string">
            <text:p text:style-name="P16">20230806</text:p>
          </table:table-cell>
        </table:table-row>
        <table:table-row>
          <table:table-cell table:style-name="Table4.A3" office:value-type="string">
            <text:p text:style-name="P12"/>
          </table:table-cell>
          <table:table-cell table:style-name="Table4.A3" office:value-type="string">
            <text:p text:style-name="P12"/>
          </table:table-cell>
          <table:table-cell table:style-name="Table4.C3" office:value-type="string">
            <text:p text:style-name="P12"/>
          </table:table-cell>
        </table:table-row>
        <table:table-row>
          <table:table-cell table:style-name="Table4.A2" office:value-type="string">
            <text:p text:style-name="P18">1</text:p>
          </table:table-cell>
          <table:table-cell table:style-name="Table4.B2" office:value-type="string">
            <text:p text:style-name="P14">- Create git branch for th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Creat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Merge the completed title screen into the master branch.</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text:span text:style-name="T7">Create pause screen</text:span></text:p>
          </table:table-cell>
          <table:table-cell table:style-name="Table4.C2" office:value-type="string">
            <text:p text:style-name="P22">20230811</text:p>
          </table:table-cell>
        </table:table-row>
        <table:table-row>
          <table:table-cell table:style-name="Table4.A2" office:value-type="string">
            <text:p text:style-name="P14"/>
          </table:table-cell>
          <table:table-cell table:style-name="Table4.B2" office:value-type="string">
            <text:p text:style-name="P14">- <text:span text:style-name="T10">Create game over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0">Create settings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Create game navigation from title, main game, pause menu, and game over <text:s/>screens.</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1">Once navigation is finished, create a branch for a working title/menu/game/gameover/settings system template for future games.</text:span></text:p>
          </table:table-cell>
          <table:table-cell table:style-name="Table4.C2" office:value-type="string">
            <text:p text:style-name="P22">2023081<text:span text:style-name="T12">4</text:span></text:p>
          </table:table-cell>
        </table:table-row>
        <table:table-row>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table-cell table:style-name="Table4.A2" office:value-type="string">
            <text:p text:style-name="P18">2</text:p>
          </table:table-cell>
          <table:table-cell table:style-name="Table4.A2" office:value-type="string">
            <text:p text:style-name="P14"/>
          </table:table-cell>
          <table:table-cell table:style-name="Table4.C13"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player and tie camera to it for a 3<text:span text:style-name="T4">rd</text:span> person view.</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mobile and Stationary base classes.</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3</text:p>
          </table:table-cell>
          <table:table-cell table:style-name="Table4.B17" office:value-type="string">
            <text:p text:style-name="P14">- Implement position translation as basic Move() method of <text:span text:style-name="T6">M</text:span>obileActors.</text:p>
            <text:p text:style-name="P35">* This won’t work well, since the rest of the app uses rigidbodies.</text:p>
          </table:table-cell>
          <table:table-cell table:style-name="Table4.C17" office:value-type="string">
            <text:p text:style-name="P12"/>
          </table:table-cell>
        </table:table-row>
        <text:soft-page-break/>
        <table:table-row table:style-name="Table4.14">
          <table:table-cell table:style-name="Table4.A2" office:value-type="string">
            <text:p text:style-name="P18"/>
          </table:table-cell>
          <table:table-cell table:style-name="Table4.B2" office:value-type="string">
            <text:p text:style-name="P14">- <text:span text:style-name="T14">Implement basic Move() based on Rigidbody AddForce</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Implement Consume() overrideable method that is triggered via collider.</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text:span text:style-name="T16">Implement player movement and camera control based on Rigidbody physics</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17" office:value-type="string">
            <text:p text:style-name="P33">- Implement player movement and camera control <text:span text:style-name="T14">using a CharacterController component. </text:span></text:p>
            <text:p text:style-name="P33"><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cell table:style-name="Table4.C17"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33">- <text:span text:style-name="T19">Create HUD to show “score” (remaining volume)</text:span></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4</text:p>
          </table:table-cell>
          <table:table-cell table:style-name="Table4.B2" office:value-type="string">
            <text:p text:style-name="P14">- Create safe/toxic subclasses of <text:span text:style-name="T6">M</text:span>obileActors and StationaryObjects.</text:p>
          </table:table-cell>
          <table:table-cell table:style-name="Table4.C2" office:value-type="string">
            <text:p text:style-name="P12"/>
          </table:table-cell>
        </table:table-row>
        <table:table-row table:style-name="Table4.25">
          <table:table-cell table:style-name="Table4.A2" office:value-type="string">
            <text:p text:style-name="P18"/>
          </table:table-cell>
          <table:table-cell table:style-name="Table4.A2" office:value-type="string">
            <text:p text:style-name="P14">- Implement <text:span text:style-name="T5">volume absorption</text:span>/<text:span text:style-name="T5">removal</text:span> on trigger <text:span text:style-name="T5">with actor.</text:span></text:p>
          </table:table-cell>
          <table:table-cell table:style-name="Table4.C13" office:value-type="string">
            <text:p text:style-name="P12"/>
          </table:table-cell>
        </table:table-row>
        <table:table-row table:style-name="Table4.26">
          <table:table-cell table:style-name="Table4.A2" office:value-type="string">
            <text:p text:style-name="P18"/>
          </table:table-cell>
          <table:table-cell table:style-name="Table4.A2" office:value-type="string">
            <text:p text:style-name="P14">- Implement temporary speed boost with space bar.</text:p>
          </table:table-cell>
          <table:table-cell table:style-name="Table4.C13" office:value-type="string">
            <text:p text:style-name="P12"/>
          </table:table-cell>
        </table:table-row>
        <table:table-row table:style-name="Table4.26">
          <table:table-cell table:style-name="Table4.A2" office:value-type="string">
            <text:p text:style-name="P18"/>
          </table:table-cell>
          <table:table-cell table:style-name="Table4.A2" office:value-type="string">
            <text:p text:style-name="P14">- <text:span text:style-name="T16">Fine tune RigidbodyPlayerController and associated Rigidbody settings to improve movement feel.</text:span></text:p>
          </table:table-cell>
          <table:table-cell table:style-name="Table4.C13" office:value-type="string">
            <text:p text:style-name="P12"/>
          </table:table-cell>
        </table:table-row>
        <table:table-row table:style-name="Table4.25">
          <table:table-cell table:style-name="Table4.A3" office:value-type="string">
            <text:p text:style-name="P18"/>
          </table:table-cell>
          <table:table-cell table:style-name="Table4.A3" office:value-type="string">
            <text:p text:style-name="P14"/>
          </table:table-cell>
          <table:table-cell table:style-name="Table4.C3" office:value-type="string">
            <text:p text:style-name="P12"/>
          </table:table-cell>
        </table:table-row>
        <table:table-row table:style-name="Table4.25">
          <table:table-cell table:style-name="Table4.A2" office:value-type="string">
            <text:p text:style-name="P19">5</text:p>
          </table:table-cell>
          <table:table-cell table:style-name="Table4.A2" office:value-type="string">
            <text:p text:style-name="P14">- <text:span text:style-name="T5">Implement projectile firing as a virtual method of a base class that both StationaryObjects and mobileActors inherit from.</text:span></text:p>
          </table:table-cell>
          <table:table-cell table:style-name="Table4.C13" office:value-type="string">
            <text:p text:style-name="P12"/>
          </table:table-cell>
        </table:table-row>
        <table:table-row table:style-name="Table4.25">
          <table:table-cell table:style-name="Table4.A2" office:value-type="string">
            <text:p text:style-name="P19"/>
          </table:table-cell>
          <table:table-cell table:style-name="Table4.A2" office:value-type="string">
            <text:p text:style-name="P14">- <text:span text:style-name="T5">Choose assets to replace prototype objects.</text:span></text:p>
          </table:table-cell>
          <table:table-cell table:style-name="Table4.C13" office:value-type="string">
            <text:p text:style-name="P12"/>
          </table:table-cell>
        </table:table-row>
        <table:table-row table:style-name="Table4.25">
          <table:table-cell table:style-name="Table4.A2" office:value-type="string">
            <text:p text:style-name="P19"/>
          </table:table-cell>
          <table:table-cell table:style-name="Table4.A2" office:value-type="string">
            <text:p text:style-name="P14">- <text:span text:style-name="T5">Add audio/lighting.</text:span></text:p>
          </table:table-cell>
          <table:table-cell table:style-name="Table4.C13" office:value-type="string">
            <text:p text:style-name="P12"/>
          </table:table-cell>
        </table:table-row>
        <table:table-row table:style-name="Table4.25">
          <table:table-cell table:style-name="Table4.A3" office:value-type="string">
            <text:p text:style-name="P19"/>
          </table:table-cell>
          <table:table-cell table:style-name="Table4.A3" office:value-type="string">
            <text:p text:style-name="P14"/>
          </table:table-cell>
          <table:table-cell table:style-name="Table4.C3" office:value-type="string">
            <text:p text:style-name="P12"/>
          </table:table-cell>
        </table:table-row>
        <table:table-row table:style-name="Table4.25">
          <table:table-cell table:style-name="Table4.A2" office:value-type="string">
            <text:p text:style-name="P19">6</text:p>
          </table:table-cell>
          <table:table-cell table:style-name="Table4.A2" office:value-type="string">
            <text:p text:style-name="P14">- <text:span text:style-name="T5">Create a vertex shader that simulates a blob as the player character moves around.</text:span></text:p>
          </table:table-cell>
          <table:table-cell table:style-name="Table4.C13" office:value-type="string">
            <text:p text:style-name="P12"/>
          </table:table-cell>
        </table:table-row>
        <table:table-row table:style-name="Table4.25">
          <table:table-cell table:style-name="Table4.A2" office:value-type="string">
            <text:p text:style-name="P19"/>
          </table:table-cell>
          <table:table-cell table:style-name="Table4.A2" office:value-type="string">
            <text:p text:style-name="P14">- <text:span text:style-name="T11">Create pixel shader that makes an underwater wavy effect.</text:span></text:p>
          </table:table-cell>
          <table:table-cell table:style-name="Table4.C13" office:value-type="string">
            <text:p text:style-name="P12"/>
          </table:table-cell>
        </table:table-row>
      </table:table>
      <text:p text:style-name="P3"/>
      <text:h text:style-name="P27" text:outline-level="1">Backlog Features:</text:h>
      <table:table table:name="Table5" table:style-name="Table5">
        <table:table-column table:style-name="Table5.A"/>
        <table:table-column table:style-name="Table5.B"/>
        <table:table-row>
          <table:table-cell table:style-name="Table5.A1" office:value-type="string">
            <text:p text:style-name="P13">Iteration</text:p>
          </table:table-cell>
          <table:table-cell table:style-name="Table5.B1" office:value-type="string">
            <text:p text:style-name="P13">Milestone</text:p>
          </table:table-cell>
        </table:table-row>
        <table:table-row>
          <table:table-cell table:style-name="Table5.A2" office:value-type="string">
            <text:p text:style-name="P28">0<text:span text:style-name="T8"/></text:p>
          </table:table-cell>
          <table:table-cell table:style-name="Table5.B2" office:value-type="string">
            <text:p text:style-name="P21">Do all of the above but make it a 3d space shooter with 3 types of enemies <text:span text:style-name="T9">instead</text:span>.</text:p>
          </table:table-cell>
        </table:table-row>
        <text:soft-page-break/>
        <table:table-row>
          <table:table-cell table:style-name="Table5.A2" office:value-type="string">
            <text:p text:style-name="P29">0<text:span text:style-name="T8"/></text:p>
          </table:table-cell>
          <table:table-cell table:style-name="Table5.B2" office:value-type="string">
            <text:p text:style-name="P23">Do all of the above, except instead of a 3d space shooter, stick with the blob, but make it underwater, instead.</text:p>
          </table:table-cell>
        </table:table-row>
        <table:table-row>
          <table:table-cell table:style-name="Table5.A2" office:value-type="string">
            <text:p text:style-name="P30">2<text:span text:style-name="T8"/></text:p>
          </table:table-cell>
          <table:table-cell table:style-name="Table5.B2" office:value-type="string">
            <text:p text:style-name="P14"><text:s/>Create persistent data mechanism <text:span text:style-name="T13">with 5 save slots.</text:span></text:p>
          </table:table-cell>
        </table:table-row>
      </table:table>
      <text:list text:style-name="L1">
        <text:list-header>
          <text:p text:style-name="P36"/>
        </text:list-header>
      </text:list>
      <text:p text:style-name="P38">Consumption rules:</text:p>
      <text:list xml:id="list13861054" text:style-name="L2">
        <text:list-item>
          <text:p text:style-name="P39">When both actors are <text:span text:style-name="T17">non toxic</text:span></text:p>
          <text:list>
            <text:list-item>
              <text:p text:style-name="P39">The larger actor always consumes all of the smaller</text:p>
            </text:list-item>
            <text:list-item>
              <text:p text:style-name="P39">If they are exactly the same size they bounce off</text:p>
            </text:list-item>
          </text:list>
        </text:list-item>
        <text:list-item>
          <text:p text:style-name="P39">When one is toxic and the other is non-toxic</text:p>
          <text:list>
            <text:list-item>
              <text:p text:style-name="P41">If the larger one is non-toxic, then the volume of the toxic one is subtracted</text:p>
            </text:list-item>
            <text:list-item>
              <text:p text:style-name="P41">if they are the same size or the non-toxic one is smaller, the non-toxic one is annihilated.</text:p>
            </text:list-item>
          </text:list>
        </text:list-item>
        <text:list-item>
          <text:p text:style-name="P40">Implement Consume() in the actor class, and maybe make the player an actor?</text:p>
        </text:list-item>
        <text:list-item>
          <text:p text:style-name="P42">NPC actors can interact and consume each other through random interactions.</text:p>
        </text:list-item>
      </text:list>
      <text:p text:style-name="P37"><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13DT10H8M59S</meta:editing-duration>
    <meta:editing-cycles>32</meta:editing-cycles>
    <dc:date>2023-08-29T15:34:44.196514612</dc:date>
    <meta:document-statistic meta:table-count="5" meta:image-count="0" meta:object-count="0" meta:page-count="6" meta:paragraph-count="103" meta:word-count="616" meta:character-count="3718" meta:non-whitespace-character-count="3195"/>
  </office:meta>
</office:document-meta>
</file>